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cm" svg:y="6.38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8.623cm" svg:y="6.38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8.62cm" svg:y="5.11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7.353cm" svg:y="6.388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10:23.787661476</meta:creation-date>
    <dc:date>2015-01-09T10:11:06.299940557</dc:date>
    <meta:editing-duration>P0D</meta:editing-duration>
    <meta:editing-cycles>1</meta:editing-cycles>
    <meta:document-statistic meta:object-count="4"/>
    <meta:generator>LibreOffice/4.2.7.2$Linux_X86_64 LibreOffice_project/420m0$Build-2</meta:generator>
  </office:meta>
</office:document-meta>
</file>